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27cm" fo:min-width="8.31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132cm" fo:min-width="2.882cm" fo:padding-top="0.23cm" fo:padding-bottom="0.23cm" fo:padding-left="0.355cm" fo:padding-right="0.355cm"/>
    </style:style>
    <style:style style:name="gr3" style:family="graphic" style:parent-style-name="objectwithoutfill">
      <style:graphic-properties draw:stroke="solid" svg:stroke-width="0.212cm" svg:stroke-color="#000000" draw:marker-start-width="0.517cm" draw:marker-end="" draw:marker-end-width="0.958cm" svg:stroke-linecap="round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081cm" svg:stroke-color="#000000" draw:marker-start="Arrowheads_20_2" draw:marker-start-width="0.4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4.673cm" fo:min-width="22.67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4.433cm" fo:min-width="7.99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4.433cm" fo:min-width="7.99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3.548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3.56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3.548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3.481cm" fo:min-width="21.0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893cm" fo:min-width="15.93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3.548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4.75cm" fo:min-width="5.135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6.02cm" fo:min-width="5.135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1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9.195cm" fo:min-width="7.358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7.358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4.75cm" fo:min-width="4.5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4.5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4.5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stroke="dash" draw:stroke-dash="Dash" svg:stroke-width="0.081cm" svg:stroke-color="#000000" draw:marker-start="Arrowheads_20_5" draw:marker-start-width="0.432cm" draw:marker-end="Arrowheads_20_4" draw:marker-end-width="0.421cm" svg:stroke-linecap="butt" draw:fill="none" draw:textarea-vertical-align="middle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svg:stroke-width="0.081cm" svg:stroke-color="#000000" draw:marker-start-width="0.321cm" draw:marker-end-width="0.321cm" draw:fill="solid" draw:fill-color="#ffffff" draw:opacity="47%" draw:textarea-horizontal-align="justify" draw:textarea-vertical-align="top" draw:auto-grow-height="false" fo:min-height="4.75cm" fo:min-width="5.453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453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style:paragraph-properties fo:text-align="center" style:writing-mode="lr-tb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11" style:family="paragraph">
      <loext:graphic-properties draw:fill="none"/>
      <style:paragraph-properties fo:text-align="center" style:writing-mode="lr-tb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1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7" style:family="paragraph">
      <loext:graphic-properties draw:fill="solid" draw:fill-color="#ffffff" draw:opacity="47%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89cm" svg:height="2.857cm" svg:x="2.27cm" svg:y="2.27cm">
          <text:p text:style-name="P1"><text:span text:style-name="T1">10.1.1.11/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8.89cm" svg:height="2.857cm" svg:x="2.27cm" svg:y="15.922cm">
          <text:p text:style-name="P1"><text:span text:style-name="T1">10.1.1.22/24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3" draw:layer="layout" svg:width="5.08cm" svg:height="5.08cm" svg:x="4.175cm" svg:y="7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6.715cm" svg:y1="11.16cm" svg:x2="6.715cm" svg:y2="12.589cm">
            <text:p/>
          </draw:line>
          <draw:line draw:style-name="gr3" draw:text-style-name="P4" draw:layer="layout" svg:x1="6.715cm" svg:y1="9.89cm" svg:x2="6.715cm" svg:y2="8.461cm">
            <text:p/>
          </draw:line>
          <draw:line draw:style-name="gr3" draw:text-style-name="P4" draw:layer="layout" svg:x1="8.779cm" svg:y1="10.525cm" svg:x2="7.35cm" svg:y2="10.525cm">
            <text:p/>
          </draw:line>
          <draw:line draw:style-name="gr3" draw:text-style-name="P4" draw:layer="layout" svg:x1="4.651cm" svg:y1="10.525cm" svg:x2="6.08cm" svg:y2="10.525cm">
            <text:p/>
          </draw:line>
          <draw:line draw:style-name="gr3" draw:text-style-name="P4" draw:layer="layout" svg:x1="6.715cm" svg:y1="9.891cm" svg:x2="7.35cm" svg:y2="9.255cm">
            <text:p/>
          </draw:line>
          <draw:line draw:style-name="gr3" draw:text-style-name="P4" draw:layer="layout" svg:x1="6.715cm" svg:y1="9.891cm" svg:x2="6.08cm" svg:y2="9.255cm">
            <text:p/>
          </draw:line>
          <draw:line draw:style-name="gr3" draw:text-style-name="P4" draw:layer="layout" svg:x1="7.35cm" svg:y1="10.525cm" svg:x2="7.985cm" svg:y2="9.89cm">
            <text:p/>
          </draw:line>
          <draw:line draw:style-name="gr3" draw:text-style-name="P4" draw:layer="layout" svg:x1="7.35cm" svg:y1="10.525cm" svg:x2="7.985cm" svg:y2="11.16cm">
            <text:p/>
          </draw:line>
          <draw:line draw:style-name="gr3" draw:text-style-name="P4" draw:layer="layout" svg:x1="6.715cm" svg:y1="11.16cm" svg:x2="7.35cm" svg:y2="11.795cm">
            <text:p/>
          </draw:line>
          <draw:line draw:style-name="gr3" draw:text-style-name="P4" draw:layer="layout" svg:x1="6.715cm" svg:y1="11.16cm" svg:x2="6.08cm" svg:y2="11.795cm">
            <text:p/>
          </draw:line>
          <draw:line draw:style-name="gr3" draw:text-style-name="P4" draw:layer="layout" svg:x1="6.08cm" svg:y1="10.525cm" svg:x2="5.445cm" svg:y2="11.16cm">
            <text:p/>
          </draw:line>
          <draw:line draw:style-name="gr3" draw:text-style-name="P4" draw:layer="layout" svg:x1="6.081cm" svg:y1="10.525cm" svg:x2="5.445cm" svg:y2="9.89cm">
            <text:p/>
          </draw:line>
        </draw:g>
        <draw:connector draw:style-name="gr4" draw:text-style-name="P5" draw:layer="layout" draw:type="line" svg:x1="6.715cm" svg:y1="7.985cm" svg:x2="6.715cm" svg:y2="5.127cm" draw:start-shape="id1" draw:start-glue-point="0" draw:end-shape="id2" draw:end-glue-point="2" svg:d="M6715 7985v-2858" svg:viewBox="0 0 1 2859">
          <text:p/>
        </draw:connector>
        <draw:connector draw:style-name="gr4" draw:text-style-name="P5" draw:layer="layout" draw:type="line" svg:x1="6.715cm" svg:y1="13.065cm" svg:x2="6.715cm" svg:y2="15.922cm" draw:start-shape="id1" draw:start-glue-point="2" draw:end-shape="id3" draw:end-glue-point="0" svg:d="M6715 13065v2857" svg:viewBox="0 0 1 2858">
          <text:p/>
        </draw:connector>
      </draw:page>
      <draw:page draw:name="page2" draw:style-name="dp1" draw:master-page-name="Default">
        <draw:custom-shape draw:style-name="gr5" draw:text-style-name="P2" draw:layer="layout" svg:width="23.178cm" svg:height="14.923cm" svg:x="3.222cm" svg:y="3.222cm">
          <text:p text:style-name="P1"><text:span text:style-name="T1">Host Ubuntu 2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572cm" svg:height="4.763cm" svg:x="4.175cm" svg:y="12.747cm">
          <text:p text:style-name="P1"><text:span text:style-name="T1">Container 1 (Ubuntu 22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572cm" svg:height="4.763cm" svg:x="16.875cm" svg:y="12.747cm">
          <text:p text:style-name="P6"><text:span text:style-name="T1">Container 2</text:span></text:p>
          <text:p text:style-name="P6"><text:span text:style-name="T1">(Ubuntu 22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128cm" svg:height="1.905cm" svg:x="6.397cm" svg:y="12.747cm">
          <text:p text:style-name="P8"><text:span text:style-name="T2">veth1c</text:span><text:span text:style-name="T2"><text:line-break/></text:span><text:span text:style-name="T2">(10.1.1.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4.14cm" svg:height="1.905cm" svg:x="19.402cm" svg:y="12.747cm">
          <text:p text:style-name="P10"><text:span text:style-name="T3">veth2c</text:span><text:span text:style-name="T3"><text:line-break/></text:span><text:span text:style-name="T3">(10.1.1.22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128cm" svg:height="1.27cm" svg:x="6.397cm" svg:y="11.477cm">
          <text:p text:style-name="P8"><text:span text:style-name="T2">v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128cm" svg:height="1.27cm" svg:x="19.415cm" svg:y="11.477cm">
          <text:p text:style-name="P8"><text:span text:style-name="T2">v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1.59cm" svg:height="3.811cm" svg:x="4.175cm" svg:y="4.809cm">
          <text:p text:style-name="P6"><text:span text:style-name="T1">Linux 5.15 kerne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6.51cm" svg:height="2.223cm" svg:x="6.715cm" svg:y="6.397cm">
          <text:p text:style-name="P6"><text:span text:style-name="T1">vRouter Forwar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635cm" svg:height="2.857cm" svg:x="7.985cm" svg:y="8.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2" draw:layer="layout" svg:width="0.635cm" svg:height="2.857cm" svg:x="21.002cm" svg:y="8.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4" draw:text-style-name="P14" xml:id="id5" draw:id="id5" draw:layer="layout" svg:width="5.715cm" svg:height="5.08cm" svg:x="22.59cm" svg:y="2.587cm">
          <text:p text:style-name="P13"><text:span text:style-name="T2">VRF 0</text:span><text:span text:style-name="T2"><text:line-break/></text:span><text:span text:style-name="T2">Inet routes</text:span><text:span text:style-name="T2"><text:line-break/></text:span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6" draw:id="id6" draw:layer="layout" svg:width="5.715cm" svg:height="6.35cm" svg:x="13.382cm" svg:y="2.587cm">
          <text:p text:style-name="P13"><text:span text:style-name="T2">VRF 0</text:span><text:span text:style-name="T2"><text:line-break/></text:span><text:span text:style-name="T2">Bridge routes</text:span><text:span text:style-name="T2"><text:line-break/></text:span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3" draw:id="id13" draw:layer="layout" svg:width="5.715cm" svg:height="1.27cm" svg:x="22.59cm" svg:y="5.127cm">
          <text:p text:style-name="P6"><text:span text:style-name="T1">10.1.1.11/32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5" draw:id="id15" draw:layer="layout" svg:width="5.715cm" svg:height="1.27cm" svg:x="22.59cm" svg:y="6.397cm">
          <text:p text:style-name="P6"><text:span text:style-name="T1">10.1.1.22/32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7" draw:id="id7" draw:layer="layout" svg:width="5.715cm" svg:height="1.27cm" svg:x="13.382cm" svg:y="7.667cm">
          <text:p text:style-name="P6"><text:span text:style-name="T1">veth1c MAC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9" draw:id="id9" draw:layer="layout" svg:width="5.715cm" svg:height="1.27cm" svg:x="13.382cm" svg:y="6.397cm">
          <text:p text:style-name="P6"><text:span text:style-name="T1">veth2c MAC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11" draw:id="id11" draw:layer="layout" svg:width="5.715cm" svg:height="1.27cm" svg:x="13.382cm" svg:y="5.127cm">
          <text:p text:style-name="P13"><text:span text:style-name="T2">Broadcast MAC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line-skew="-0.411cm" svg:x1="4.333cm" svg:y1="16.24cm" svg:x2="25.447cm" svg:y2="2.587cm" draw:start-shape="id4" draw:start-glue-point="0" draw:end-shape="id5" draw:end-glue-point="0" svg:d="M4333 16240v-14605h21114v952" svg:viewBox="0 0 21115 14606">
          <text:p/>
        </draw:connector>
        <draw:connector draw:style-name="gr21" draw:text-style-name="P5" draw:layer="layout" draw:line-skew="-0.411cm" svg:x1="4.333cm" svg:y1="16.24cm" svg:x2="16.239cm" svg:y2="2.587cm" draw:start-shape="id4" draw:start-glue-point="0" draw:end-shape="id6" draw:end-glue-point="0" svg:d="M4333 16240v-14605h11906v952" svg:viewBox="0 0 11907 14606">
          <text:p/>
        </draw:connector>
        <draw:custom-shape draw:style-name="gr22" draw:text-style-name="P7" draw:layer="layout" svg:width="7.938cm" svg:height="9.525cm" svg:x="10.842cm" svg:y="9.39cm">
          <text:p text:style-name="P6"><text:span text:style-name="T1">Nexthop t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8" draw:id="id8" draw:layer="layout" svg:width="7.938cm" svg:height="1.27cm" svg:x="10.842cm" svg:y="11.93cm">
          <text:p text:style-name="P15"><text:span text:style-name="T2">veth1c Bridge NH #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xml:id="id14" draw:id="id14" draw:layer="layout" svg:width="7.938cm" svg:height="1.27cm" svg:x="10.842cm" svg:y="13.2cm">
          <text:p text:style-name="P15"><text:span text:style-name="T2">veth1c Inet NH #11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xml:id="id10" draw:id="id10" draw:layer="layout" svg:width="7.938cm" svg:height="1.27cm" svg:x="10.842cm" svg:y="14.47cm">
          <text:p text:style-name="P15"><text:span text:style-name="T2">veth2c Bridge NH #2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16" draw:id="id16" draw:layer="layout" svg:width="7.938cm" svg:height="1.27cm" svg:x="10.842cm" svg:y="15.74cm">
          <text:p text:style-name="P15"><text:span text:style-name="T2">veth2c Inet NH #22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xml:id="id12" draw:id="id12" draw:layer="layout" svg:width="7.938cm" svg:height="1.905cm" svg:x="10.842cm" svg:y="17.01cm">
          <text:p text:style-name="P15"><text:span text:style-name="T2">Broadcast Bridge NH #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5" draw:layer="layout" draw:line-skew="-0.411cm" svg:x1="13.382cm" svg:y1="8.302cm" svg:x2="10.842cm" svg:y2="12.565cm" draw:start-shape="id7" draw:start-glue-point="3" draw:end-shape="id8" draw:end-glue-point="3" svg:d="M13382 8302h-3492v4263h952" svg:viewBox="0 0 3493 4264">
          <text:p/>
        </draw:connector>
        <draw:connector draw:style-name="gr21" draw:text-style-name="P5" draw:layer="layout" draw:line-skew="-1.046cm" svg:x1="13.382cm" svg:y1="7.032cm" svg:x2="10.842cm" svg:y2="15.105cm" draw:start-shape="id9" draw:start-glue-point="3" draw:end-shape="id10" draw:end-glue-point="3" svg:d="M13382 7032h-4127v8073h1587" svg:viewBox="0 0 4128 8074">
          <text:p/>
        </draw:connector>
        <draw:connector draw:style-name="gr21" draw:text-style-name="P5" draw:layer="layout" draw:line-skew="-1.681cm" svg:x1="13.382cm" svg:y1="5.762cm" svg:x2="10.842cm" svg:y2="17.962cm" draw:start-shape="id11" draw:start-glue-point="3" draw:end-shape="id12" draw:end-glue-point="3" svg:d="M13382 5762h-4762v12200h2222" svg:viewBox="0 0 4763 12201">
          <text:p/>
        </draw:connector>
        <draw:connector draw:style-name="gr21" draw:text-style-name="P5" draw:layer="layout" svg:x1="22.59cm" svg:y1="5.762cm" svg:x2="18.78cm" svg:y2="13.835cm" draw:start-shape="id13" draw:start-glue-point="3" draw:end-shape="id14" draw:end-glue-point="1" svg:d="M22590 5762h-1905v8073h-1905" svg:viewBox="0 0 3811 8074">
          <text:p/>
        </draw:connector>
        <draw:connector draw:style-name="gr21" draw:text-style-name="P5" draw:layer="layout" svg:x1="22.59cm" svg:y1="7.032cm" svg:x2="18.78cm" svg:y2="16.375cm" draw:start-shape="id15" draw:start-glue-point="3" draw:end-shape="id16" draw:end-glue-point="1" svg:d="M22590 7032h-1905v9343h-1905" svg:viewBox="0 0 3811 9344">
          <text:p/>
        </draw:connector>
        <draw:custom-shape draw:style-name="gr28" draw:text-style-name="P7" draw:layer="layout" svg:width="5.08cm" svg:height="5.08cm" svg:x="21.637cm" svg:y="8.302cm">
          <text:p text:style-name="P6"><text:span text:style-name="T1">Interface tabl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17" draw:id="id17" draw:layer="layout" svg:width="5.08cm" svg:height="1.27cm" svg:x="21.637cm" svg:y="10.842cm">
          <text:p text:style-name="P6"><text:span text:style-name="T1">veth1c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xml:id="id18" draw:id="id18" draw:layer="layout" svg:width="5.08cm" svg:height="1.27cm" svg:x="21.637cm" svg:y="12.112cm">
          <text:p text:style-name="P6"><text:span text:style-name="T1">veth2c</text:span></text:p>
          <draw:enhanced-geometry svg:viewBox="0 0 21600 21600" draw:type="rectangle" draw:enhanced-path="M 0 0 L 21600 0 21600 21600 0 21600 0 0 Z N"/>
        </draw:custom-shape>
        <draw:connector draw:style-name="gr31" draw:text-style-name="P5" draw:layer="layout" svg:x1="18.78cm" svg:y1="12.565cm" svg:x2="21.637cm" svg:y2="11.477cm" draw:start-shape="id8" draw:start-glue-point="1" draw:end-shape="id17" draw:end-glue-point="3" svg:d="M18780 12565h1429v-1088h1428" svg:viewBox="0 0 2858 1089">
          <text:p/>
        </draw:connector>
        <draw:connector draw:style-name="gr31" draw:text-style-name="P5" draw:layer="layout" draw:line-skew="0.159cm" svg:x1="21.637cm" svg:y1="12.747cm" svg:x2="18.78cm" svg:y2="15.105cm" draw:start-shape="id18" draw:start-glue-point="3" draw:end-shape="id10" draw:end-glue-point="1" svg:d="M21637 12747h-1269v2358h-1588" svg:viewBox="0 0 2858 2359">
          <text:p/>
        </draw:connector>
        <draw:connector draw:style-name="gr21" draw:text-style-name="P5" draw:layer="layout" draw:line-skew="0cm 1.364cm" svg:x1="26.717cm" svg:y1="11.477cm" svg:x2="4.333cm" svg:y2="17.51cm" draw:start-shape="id17" draw:start-glue-point="1" draw:end-shape="id4" draw:end-glue-point="2" svg:d="M26717 11477h541v7938h-22925v-1905" svg:viewBox="0 0 22926 7939">
          <text:p/>
        </draw:connector>
        <draw:connector draw:style-name="gr21" draw:text-style-name="P5" draw:layer="layout" draw:line-skew="0cm 1.364cm" svg:x1="26.717cm" svg:y1="12.747cm" svg:x2="4.333cm" svg:y2="17.51cm" draw:start-shape="id18" draw:start-glue-point="1" draw:end-shape="id4" draw:end-glue-point="2" svg:d="M26717 12747h541v6668h-22925v-1905" svg:viewBox="0 0 22926 6669">
          <text:p/>
        </draw:connector>
        <draw:custom-shape draw:style-name="gr32" draw:text-style-name="P17" draw:layer="layout" svg:width="6.033cm" svg:height="5.08cm" svg:x="1.317cm" svg:y="12.43cm">
          <text:p text:style-name="P6"><text:span text:style-name="T1">VRFs <text:s text:c="2"/>Table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xml:id="id4" draw:id="id4" draw:layer="layout" svg:width="6.033cm" svg:height="1.27cm" svg:x="1.317cm" svg:y="16.24cm">
          <text:p text:style-name="P6"><text:span text:style-name="T1">VRF Table 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6T23:44:42.514046182</meta:creation-date>
    <dc:date>2025-03-08T18:14:45.552676043</dc:date>
    <meta:editing-duration>PT4H23M2S</meta:editing-duration>
    <meta:editing-cycles>66</meta:editing-cycles>
    <meta:generator>LibreOffice/7.3.7.2$Linux_X86_64 LibreOffice_project/30$Build-2</meta:generator>
    <meta:document-statistic meta:object-count="58"/>
  </office:meta>
</office:document-meta>
</file>